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svg:stroke-width="0.178cm" draw:marker-start-width="0.467cm" draw:marker-end-width="0.467cm" draw:fill="none" draw:textarea-vertical-align="middle" fo:padding-top="0.214cm" fo:padding-bottom="0.214cm" fo:padding-left="0.339cm" fo:padding-right="0.339cm"/>
    </style:style>
    <style:style style:name="gr3" style:family="graphic" style:parent-style-name="standard">
      <style:graphic-properties draw:stroke="none" svg:stroke-color="#000000" draw:fill="none" draw:fill-color="#ffffff" fo:min-height="2.417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018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019cm" fo:min-width="0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017cm" fo:min-width="0cm"/>
    </style:style>
    <style:style style:name="gr7" style:family="graphic" style:parent-style-name="standard">
      <style:graphic-properties draw:stroke="none" svg:stroke-color="#000000" draw:fill="none" draw:fill-color="#ffffff" fo:min-height="2.515cm"/>
    </style:style>
    <style:style style:name="gr8" style:family="graphic" style:parent-style-name="standard">
      <style:graphic-properties draw:stroke="none" svg:stroke-color="#000000" draw:fill="none" draw:fill-color="#ffffff" fo:min-height="3.772cm"/>
    </style:style>
    <style:style style:name="gr9" style:family="graphic" style:parent-style-name="standard">
      <style:graphic-properties draw:stroke="none" svg:stroke-color="#000000" draw:fill="none" draw:fill-color="#ffffff" fo:min-height="1.102cm"/>
    </style:style>
    <style:style style:name="gr10" style:family="graphic" style:parent-style-name="standard">
      <style:graphic-properties draw:stroke="none" svg:stroke-color="#000000" draw:fill="none" draw:fill-color="#ffffff" fo:min-height="2.203cm"/>
    </style:style>
    <style:style style:name="gr11" style:family="graphic" style:parent-style-name="standard">
      <style:graphic-properties draw:stroke="none" svg:stroke-color="#000000" draw:fill="none" draw:fill-color="#ffffff" fo:min-height="1.804cm"/>
    </style:style>
    <style:style style:name="gr12" style:family="graphic" style:parent-style-name="standard">
      <style:graphic-properties draw:stroke="none" svg:stroke-color="#000000" draw:fill="none" draw:fill-color="#ffffff" fo:min-height="1.16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28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905cm" svg:y="20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205cm" svg:y="20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205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905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524cm" svg:y1="18.398cm" svg:x2="7.524cm" svg:y2="20.684cm">
          <text:p/>
        </draw:line>
        <draw:line draw:style-name="gr2" draw:text-style-name="P2" draw:layer="layout" svg:x1="5.224cm" svg:y1="18.398cm" svg:x2="5.224cm" svg:y2="20.684cm">
          <text:p/>
        </draw:line>
        <draw:custom-shape draw:style-name="gr1" draw:text-style-name="P1" draw:layer="layout" svg:width="0.635cm" svg:height="0.635cm" svg:x="16.505cm" svg:y="20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805cm" svg:y="20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805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6.505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124cm" svg:y1="18.398cm" svg:x2="16.843cm" svg:y2="20.649cm">
          <text:p/>
        </draw:line>
        <draw:line draw:style-name="gr2" draw:text-style-name="P2" draw:layer="layout" svg:x1="16.824cm" svg:y1="18.398cm" svg:x2="19.129cm" svg:y2="20.649cm">
          <text:p/>
        </draw:line>
        <draw:custom-shape draw:style-name="gr1" draw:text-style-name="P1" draw:layer="layout" svg:width="0.635cm" svg:height="0.635cm" draw:transform="rotate (1.5707963267949) translate (12.955cm 20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2.955cm 18.5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755cm 18.5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755cm 20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148cm" svg:y1="18.27cm" svg:x2="13.434cm" svg:y2="18.27cm">
          <text:p/>
        </draw:line>
        <draw:line draw:style-name="gr2" draw:text-style-name="P2" draw:layer="layout" svg:x1="11.148cm" svg:y1="20.57cm" svg:x2="13.434cm" svg:y2="20.57cm">
          <text:p/>
        </draw:line>
        <draw:custom-shape draw:style-name="gr1" draw:text-style-name="P1" draw:layer="layout" svg:width="0.635cm" svg:height="0.635cm" svg:x="4.905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205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205cm" svg:y="2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905cm" svg:y="2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524cm" svg:y1="22.598cm" svg:x2="5.191cm" svg:y2="22.59cm">
          <text:p/>
        </draw:line>
        <draw:line draw:style-name="gr2" draw:text-style-name="P2" draw:layer="layout" svg:x1="5.224cm" svg:y1="22.598cm" svg:x2="5.224cm" svg:y2="24.884cm">
          <text:p/>
        </draw:line>
        <draw:custom-shape draw:style-name="gr1" draw:text-style-name="P1" draw:layer="layout" svg:width="0.635cm" svg:height="0.635cm" svg:x="16.505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805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805cm" svg:y="2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6.505cm" svg:y="2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648cm" svg:y1="22.463cm" svg:x2="16.643cm" svg:y2="24.849cm">
          <text:p/>
        </draw:line>
        <draw:line draw:style-name="gr2" draw:text-style-name="P2" draw:layer="layout" svg:x1="17.024cm" svg:y1="22.598cm" svg:x2="17.002cm" svg:y2="24.749cm">
          <text:p/>
        </draw:line>
        <draw:custom-shape draw:style-name="gr1" draw:text-style-name="P1" draw:layer="layout" svg:width="0.635cm" svg:height="0.635cm" draw:transform="rotate (1.5707963267949) translate (12.955cm 25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2.955cm 22.7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755cm 22.7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755cm 25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148cm" svg:y1="22.47cm" svg:x2="13.319cm" svg:y2="24.622cm">
          <text:p/>
        </draw:line>
        <draw:line draw:style-name="gr2" draw:text-style-name="P2" draw:layer="layout" svg:x1="11.148cm" svg:y1="24.77cm" svg:x2="13.434cm" svg:y2="24.77cm">
          <text:p/>
        </draw:line>
        <draw:frame draw:style-name="gr3" draw:text-style-name="P3" draw:layer="layout" svg:width="3.175cm" svg:height="2.667cm" svg:x="1.562cm" svg:y="18.453cm">
          <draw:text-box>
            <text:p><text:span text:style-name="T1">Yes</text:span></text:p>
          </draw:text-box>
        </draw:frame>
        <draw:frame draw:style-name="gr3" draw:text-style-name="P3" draw:layer="layout" svg:width="3.175cm" svg:height="2.667cm" svg:x="1.763cm" svg:y="22.454cm">
          <draw:text-box>
            <text:p><text:span text:style-name="T1">No</text:span></text:p>
          </draw:text-box>
        </draw:frame>
        <draw:custom-shape draw:style-name="gr4" draw:text-style-name="P1" draw:layer="layout" svg:width="0.378cm" svg:height="0.378cm" svg:x="5.323cm" svg:y="1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7cm" svg:height="0.378cm" svg:x="6.693cm" svg:y="1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7cm" svg:height="0.378cm" svg:x="6.693cm" svg:y="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8cm" svg:height="0.378cm" svg:x="5.323cm" svg:y="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882cm" svg:y1="0.777cm" svg:x2="6.882cm" svg:y2="2.138cm">
          <text:p/>
        </draw:line>
        <draw:line draw:style-name="gr2" draw:text-style-name="P2" draw:layer="layout" svg:x1="5.513cm" svg:y1="0.777cm" svg:x2="5.513cm" svg:y2="2.138cm">
          <text:p/>
        </draw:line>
        <draw:custom-shape draw:style-name="gr5" draw:text-style-name="P1" draw:layer="layout" svg:width="0.378cm" svg:height="0.379cm" svg:x="11.335cm" svg:y="1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8cm" svg:height="0.379cm" svg:x="12.704cm" svg:y="1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78cm" svg:height="0.377cm" svg:x="12.704cm" svg:y="0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78cm" svg:height="0.377cm" svg:x="11.335cm" svg:y="0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894cm" svg:y1="0.698cm" svg:x2="11.536cm" svg:y2="2.038cm">
          <text:p/>
        </draw:line>
        <draw:line draw:style-name="gr2" draw:text-style-name="P2" draw:layer="layout" svg:x1="11.524cm" svg:y1="0.698cm" svg:x2="12.896cm" svg:y2="2.038cm">
          <text:p/>
        </draw:line>
        <draw:custom-shape draw:style-name="gr6" draw:text-style-name="P1" draw:layer="layout" svg:width="0.378cm" svg:height="0.377cm" draw:transform="rotate (1.5707963267949) translate (9.695cm 2.2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77cm" svg:height="0.377cm" draw:transform="rotate (1.5707963267949) translate (9.695cm 0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7cm" svg:height="0.379cm" draw:transform="rotate (1.5707963267949) translate (8.384cm 0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8cm" svg:height="0.379cm" draw:transform="rotate (1.5707963267949) translate (8.384cm 2.2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619cm" svg:y1="0.668cm" svg:x2="9.98cm" svg:y2="0.668cm">
          <text:p/>
        </draw:line>
        <draw:line draw:style-name="gr2" draw:text-style-name="P2" draw:layer="layout" svg:x1="8.619cm" svg:y1="2.038cm" svg:x2="9.98cm" svg:y2="2.038cm">
          <text:p/>
        </draw:line>
        <draw:custom-shape draw:style-name="gr6" draw:text-style-name="P1" draw:layer="layout" svg:width="0.379cm" svg:height="0.377cm" svg:x="15.25cm" svg:y="1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78cm" svg:height="0.377cm" svg:x="16.62cm" svg:y="1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8cm" svg:height="0.379cm" svg:x="16.62cm" svg:y="0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9cm" svg:height="0.379cm" svg:x="15.25cm" svg:y="0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81cm" svg:y1="0.659cm" svg:x2="15.421cm" svg:y2="0.654cm">
          <text:p/>
        </draw:line>
        <draw:line draw:style-name="gr2" draw:text-style-name="P2" draw:layer="layout" svg:x1="15.441cm" svg:y1="0.658cm" svg:x2="15.441cm" svg:y2="2.019cm">
          <text:p/>
        </draw:line>
        <draw:custom-shape draw:style-name="gr6" draw:text-style-name="P1" draw:layer="layout" svg:width="0.378cm" svg:height="0.377cm" svg:x="11.518cm" svg:y="4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78cm" svg:height="0.377cm" svg:x="12.887cm" svg:y="4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8cm" svg:height="0.379cm" svg:x="12.887cm" svg:y="3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8cm" svg:height="0.379cm" svg:x="11.518cm" svg:y="3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603cm" svg:y1="3.628cm" svg:x2="11.6cm" svg:y2="5.049cm">
          <text:p/>
        </draw:line>
        <draw:line draw:style-name="gr2" draw:text-style-name="P2" draw:layer="layout" svg:x1="11.827cm" svg:y1="3.708cm" svg:x2="11.814cm" svg:y2="4.989cm">
          <text:p/>
        </draw:line>
        <draw:custom-shape draw:style-name="gr4" draw:text-style-name="P1" draw:layer="layout" svg:width="0.377cm" svg:height="0.378cm" draw:transform="rotate (1.5707963267949) translate (19.403cm 2.1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8cm" svg:height="0.378cm" draw:transform="rotate (1.5707963267949) translate (19.403cm 0.8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8cm" svg:height="0.378cm" draw:transform="rotate (1.5707963267949) translate (18.093cm 0.8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7cm" svg:height="0.378cm" draw:transform="rotate (1.5707963267949) translate (18.093cm 2.1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327cm" svg:y1="0.623cm" svg:x2="19.62cm" svg:y2="1.904cm">
          <text:p/>
        </draw:line>
        <draw:line draw:style-name="gr2" draw:text-style-name="P2" draw:layer="layout" svg:x1="18.327cm" svg:y1="1.992cm" svg:x2="19.688cm" svg:y2="1.992cm">
          <text:p/>
        </draw:line>
        <draw:frame draw:style-name="gr7" draw:text-style-name="P4" draw:layer="layout" svg:width="4.699cm" svg:height="2.765cm" svg:x="0.192cm" svg:y="0.637cm">
          <draw:text-box>
            <text:p><text:span text:style-name="T2">Allowed</text:span></text:p>
          </draw:text-box>
        </draw:frame>
        <draw:frame draw:style-name="gr8" draw:text-style-name="P4" draw:layer="layout" svg:width="4.699cm" svg:height="4.022cm" svg:x="3.867cm" svg:y="3.172cm">
          <draw:text-box>
            <text:p><text:span text:style-name="T2">Not Allowed</text:span></text:p>
          </draw:text-box>
        </draw:frame>
        <draw:frame draw:style-name="gr9" draw:text-style-name="P5" draw:layer="layout" svg:width="0.529cm" svg:height="1.352cm" svg:x="4.737cm" svg:y="0.066cm">
          <draw:text-box>
            <text:p><text:span text:style-name="T3">i</text:span></text:p>
          </draw:text-box>
        </draw:frame>
        <draw:frame draw:style-name="gr9" draw:text-style-name="P5" draw:layer="layout" svg:width="0.529cm" svg:height="1.352cm" svg:x="4.737cm" svg:y="1.453cm">
          <draw:text-box>
            <text:p><text:span text:style-name="T3">j</text:span></text:p>
          </draw:text-box>
        </draw:frame>
        <draw:frame draw:style-name="gr9" draw:text-style-name="P5" draw:layer="layout" svg:width="0.53cm" svg:height="1.352cm" svg:x="6.907cm" svg:y="1.377cm">
          <draw:text-box>
            <text:p><text:span text:style-name="T3">l</text:span></text:p>
          </draw:text-box>
        </draw:frame>
        <draw:frame draw:style-name="gr9" draw:text-style-name="P5" draw:layer="layout" svg:width="0.53cm" svg:height="1.352cm" svg:x="6.821cm" svg:y="0.107cm">
          <draw:text-box>
            <text:p><text:span text:style-name="T3">k</text:span></text:p>
          </draw:text-box>
        </draw:frame>
        <draw:frame draw:style-name="gr9" draw:text-style-name="P5" draw:layer="layout" svg:width="0.529cm" svg:height="1.352cm" svg:x="7.885cm" svg:y="0.167cm">
          <draw:text-box>
            <text:p><text:span text:style-name="T3">i</text:span></text:p>
          </draw:text-box>
        </draw:frame>
        <draw:frame draw:style-name="gr9" draw:text-style-name="P5" draw:layer="layout" svg:width="0.529cm" svg:height="1.352cm" svg:x="7.635cm" svg:y="1.35cm">
          <draw:text-box>
            <text:p><text:span text:style-name="T3">k</text:span></text:p>
          </draw:text-box>
        </draw:frame>
        <draw:frame draw:style-name="gr9" draw:text-style-name="P5" draw:layer="layout" svg:width="0.529cm" svg:height="1.352cm" svg:x="9.896cm" svg:y="1.423cm">
          <draw:text-box>
            <text:p><text:span text:style-name="T3">l</text:span></text:p>
          </draw:text-box>
        </draw:frame>
        <draw:frame draw:style-name="gr9" draw:text-style-name="P5" draw:layer="layout" svg:width="0.53cm" svg:height="1.352cm" svg:x="9.995cm" svg:y="0.167cm">
          <draw:text-box>
            <text:p><text:span text:style-name="T3">j</text:span></text:p>
          </draw:text-box>
        </draw:frame>
        <draw:frame draw:style-name="gr9" draw:text-style-name="P5" draw:layer="layout" svg:width="0.529cm" svg:height="1.352cm" svg:x="13.073cm" svg:y="1.489cm">
          <draw:text-box>
            <text:p><text:span text:style-name="T3">j</text:span></text:p>
          </draw:text-box>
        </draw:frame>
        <draw:frame draw:style-name="gr9" draw:text-style-name="P5" draw:layer="layout" svg:width="0.529cm" svg:height="1.352cm" svg:x="12.955cm" svg:y="0.144cm">
          <draw:text-box>
            <text:p><text:span text:style-name="T3">k</text:span></text:p>
          </draw:text-box>
        </draw:frame>
        <draw:frame draw:style-name="gr9" draw:text-style-name="P5" draw:layer="layout" svg:width="0.529cm" svg:height="1.352cm" svg:x="17.537cm" svg:y="0.13cm">
          <draw:text-box>
            <text:p><text:span text:style-name="T3">i</text:span></text:p>
          </draw:text-box>
        </draw:frame>
        <draw:frame draw:style-name="gr9" draw:text-style-name="P5" draw:layer="layout" svg:width="0.529cm" svg:height="1.352cm" svg:x="17.318cm" svg:y="1.374cm">
          <draw:text-box>
            <text:p><text:span text:style-name="T3">k</text:span></text:p>
          </draw:text-box>
        </draw:frame>
        <draw:frame draw:style-name="gr10" draw:text-style-name="P5" draw:layer="layout" svg:width="1.633cm" svg:height="2.453cm" svg:x="19.598cm" svg:y="1.338cm">
          <draw:text-box>
            <text:p><text:span text:style-name="T3">j,l</text:span></text:p>
          </draw:text-box>
        </draw:frame>
        <draw:frame draw:style-name="gr10" draw:text-style-name="P5" draw:layer="layout" svg:width="1.905cm" svg:height="2.453cm" svg:x="14cm" svg:y="0.011cm">
          <draw:text-box>
            <text:p><text:span text:style-name="T3">i,k</text:span></text:p>
          </draw:text-box>
        </draw:frame>
        <draw:frame draw:style-name="gr9" draw:text-style-name="P5" draw:layer="layout" svg:width="0.529cm" svg:height="1.352cm" svg:x="14.698cm" svg:y="1.307cm">
          <draw:text-box>
            <text:p><text:span text:style-name="T3">j</text:span></text:p>
          </draw:text-box>
        </draw:frame>
        <draw:frame draw:style-name="gr9" draw:text-style-name="P5" draw:layer="layout" svg:width="0.53cm" svg:height="1.352cm" svg:x="16.853cm" svg:y="-0.014cm">
          <draw:text-box>
            <text:p><text:span text:style-name="T3">l</text:span></text:p>
          </draw:text-box>
        </draw:frame>
        <draw:frame draw:style-name="gr10" draw:text-style-name="P5" draw:layer="layout" svg:width="2.016cm" svg:height="2.453cm" svg:x="10.233cm" svg:y="2.999cm">
          <draw:text-box>
            <text:p><text:span text:style-name="T3">i,k</text:span></text:p>
          </draw:text-box>
        </draw:frame>
        <draw:frame draw:style-name="gr11" draw:text-style-name="P5" draw:layer="layout" svg:width="1.825cm" svg:height="2.054cm" svg:x="10.377cm" svg:y="4.417cm">
          <draw:text-box>
            <text:p><text:span text:style-name="T3">j,l</text:span></text:p>
          </draw:text-box>
        </draw:frame>
        <draw:frame draw:style-name="gr9" draw:text-style-name="P5" draw:layer="layout" svg:width="0.529cm" svg:height="1.352cm" svg:x="10.782cm" svg:y="0.204cm">
          <draw:text-box>
            <text:p><text:span text:style-name="T3">i</text:span></text:p>
          </draw:text-box>
        </draw:frame>
        <draw:frame draw:style-name="gr12" draw:text-style-name="P5" draw:layer="layout" svg:width="1.279cm" svg:height="1.419cm" svg:x="10.779cm" svg:y="1.42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6:40:03.217222000</meta:creation-date>
    <dc:date>2018-11-06T22:26:24.516339000</dc:date>
    <meta:editing-duration>PT1H46M47S</meta:editing-duration>
    <meta:editing-cycles>10</meta:editing-cycles>
    <meta:generator>LibreOffice/4.4.2.2$MacOSX_X86_64 LibreOffice_project/c4c7d32d0d49397cad38d62472b0bc8acff48dd6</meta:generator>
    <meta:document-statistic meta:object-count="96"/>
  </office:meta>
</office:document-meta>
</file>